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45.65052414" calcext:value-type="float">
            <text:p>45,65052414</text:p>
          </table:table-cell>
          <table:table-cell office:value-type="float" office:value="7.894821332E-027" calcext:value-type="float">
            <text:p>7,89E-027</text:p>
          </table:table-cell>
          <table:table-cell office:value-type="float" office:value="4.088095665" calcext:value-type="float">
            <text:p>4,08809566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49.75495148" calcext:value-type="float">
            <text:p>49,75495148</text:p>
          </table:table-cell>
          <table:table-cell office:value-type="float" office:value="8.013000245E-027" calcext:value-type="float">
            <text:p>8,01E-027</text:p>
          </table:table-cell>
          <table:table-cell office:value-type="float" office:value="4.099946976" calcext:value-type="float">
            <text:p>4,099946976</text:p>
          </table:table-cell>
          <table:table-cell table:style-name="ce2" table:formula="of:=([.E3]-[.E2])/[.E2]" office:value-type="float" office:value="0.00289898083879601" calcext:value-type="float">
            <text:p>0,002898980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8186" calcext:value-type="float">
            <text:p>68186</text:p>
          </table:table-cell>
          <table:table-cell office:value-type="float" office:value="54.62394714" calcext:value-type="float">
            <text:p>54,62394714</text:p>
          </table:table-cell>
          <table:table-cell office:value-type="float" office:value="9.264270188E-021" calcext:value-type="float">
            <text:p>9,26E-021</text:p>
          </table:table-cell>
          <table:table-cell office:value-type="float" office:value="2.900211096" calcext:value-type="float">
            <text:p>2,900211096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8186" calcext:value-type="float">
            <text:p>68186</text:p>
          </table:table-cell>
          <table:table-cell office:value-type="float" office:value="51.77395248" calcext:value-type="float">
            <text:p>51,77395248</text:p>
          </table:table-cell>
          <table:table-cell office:value-type="float" office:value="1.084206228E-020" calcext:value-type="float">
            <text:p>1,08E-020</text:p>
          </table:table-cell>
          <table:table-cell office:value-type="float" office:value="2.902172565" calcext:value-type="float">
            <text:p>2,902172565</text:p>
          </table:table-cell>
          <table:table-cell table:formula="of:=([.E5]-[.E4])/[.E4]" office:value-type="float" office:value="0.000676319390235112" calcext:value-type="float">
            <text:p>0,000676319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8237" calcext:value-type="float">
            <text:p>68237</text:p>
          </table:table-cell>
          <table:table-cell office:value-type="float" office:value="52.62839508" calcext:value-type="float">
            <text:p>52,62839508</text:p>
          </table:table-cell>
          <table:table-cell office:value-type="float" office:value="1.039526809E-017" calcext:value-type="float">
            <text:p>1,04E-017</text:p>
          </table:table-cell>
          <table:table-cell office:value-type="float" office:value="2.352042437" calcext:value-type="float">
            <text:p>2,352042437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8237" calcext:value-type="float">
            <text:p>68237</text:p>
          </table:table-cell>
          <table:table-cell office:value-type="float" office:value="52.67264938" calcext:value-type="float">
            <text:p>52,67264938</text:p>
          </table:table-cell>
          <table:table-cell office:value-type="float" office:value="9.162381033E-018" calcext:value-type="float">
            <text:p>9,16E-018</text:p>
          </table:table-cell>
          <table:table-cell office:value-type="float" office:value="2.353718042" calcext:value-type="float">
            <text:p>2,353718042</text:p>
          </table:table-cell>
          <table:table-cell table:style-name="ce3" table:formula="of:=([.E7]-[.E6])/[.E6]" office:value-type="float" office:value="0.000712404237968249" calcext:value-type="float">
            <text:p>0,000712404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8306" calcext:value-type="float">
            <text:p>68306</text:p>
          </table:table-cell>
          <table:table-cell office:value-type="float" office:value="52.78843689" calcext:value-type="float">
            <text:p>52,78843689</text:p>
          </table:table-cell>
          <table:table-cell office:value-type="float" office:value="5.769045054E-016" calcext:value-type="float">
            <text:p>5,77E-016</text:p>
          </table:table-cell>
          <table:table-cell office:value-type="float" office:value="2.017132521" calcext:value-type="float">
            <text:p>2,017132521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8306" calcext:value-type="float">
            <text:p>68306</text:p>
          </table:table-cell>
          <table:table-cell office:value-type="float" office:value="52.69120407" calcext:value-type="float">
            <text:p>52,69120407</text:p>
          </table:table-cell>
          <table:table-cell office:value-type="float" office:value="5.91968404E-016" calcext:value-type="float">
            <text:p>5,92E-016</text:p>
          </table:table-cell>
          <table:table-cell office:value-type="float" office:value="2.017821312" calcext:value-type="float">
            <text:p>2,017821312</text:p>
          </table:table-cell>
          <table:table-cell table:style-name="ce3" table:formula="of:=([.E9]-[.E8])/[.E8]" office:value-type="float" office:value="0.000341470375807781" calcext:value-type="float">
            <text:p>0,000341470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8339" calcext:value-type="float">
            <text:p>68339</text:p>
          </table:table-cell>
          <table:table-cell office:value-type="float" office:value="52.77574158" calcext:value-type="float">
            <text:p>52,77574158</text:p>
          </table:table-cell>
          <table:table-cell office:value-type="float" office:value="0.000000000000160776557" calcext:value-type="float">
            <text:p>1,61E-013</text:p>
          </table:table-cell>
          <table:table-cell office:value-type="float" office:value="1.781672597" calcext:value-type="float">
            <text:p>1,781672597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8339" calcext:value-type="float">
            <text:p>68339</text:p>
          </table:table-cell>
          <table:table-cell office:value-type="float" office:value="52.98216248" calcext:value-type="float">
            <text:p>52,98216248</text:p>
          </table:table-cell>
          <table:table-cell office:value-type="float" office:value="0.0000000000001605703282" calcext:value-type="float">
            <text:p>1,61E-013</text:p>
          </table:table-cell>
          <table:table-cell office:value-type="float" office:value="1.782864213" calcext:value-type="float">
            <text:p>1,782864213</text:p>
          </table:table-cell>
          <table:table-cell table:style-name="ce3" table:formula="of:=([.E11]-[.E10])/[.E10]" office:value-type="float" office:value="0.000668818727978708" calcext:value-type="float">
            <text:p>0,000668818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8422" calcext:value-type="float">
            <text:p>68422</text:p>
          </table:table-cell>
          <table:table-cell office:value-type="float" office:value="53.00903702" calcext:value-type="float">
            <text:p>53,00903702</text:p>
          </table:table-cell>
          <table:table-cell office:value-type="float" office:value="0.0000000000008252302379" calcext:value-type="float">
            <text:p>8,25E-013</text:p>
          </table:table-cell>
          <table:table-cell office:value-type="float" office:value="1.605561256" calcext:value-type="float">
            <text:p>1,605561256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8422" calcext:value-type="float">
            <text:p>68422</text:p>
          </table:table-cell>
          <table:table-cell office:value-type="float" office:value="53.24700928" calcext:value-type="float">
            <text:p>53,24700928</text:p>
          </table:table-cell>
          <table:table-cell office:value-type="float" office:value="0.0000000000007922835023" calcext:value-type="float">
            <text:p>7,92E-013</text:p>
          </table:table-cell>
          <table:table-cell office:value-type="float" office:value="1.606842995" calcext:value-type="float">
            <text:p>1,606842995</text:p>
          </table:table-cell>
          <table:table-cell table:formula="of:=([.E13]-[.E12])/[.E12]" office:value-type="float" office:value="0.000798312113729748" calcext:value-type="float">
            <text:p>0,000798312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8591" calcext:value-type="float">
            <text:p>68591</text:p>
          </table:table-cell>
          <table:table-cell office:value-type="float" office:value="51.77038574" calcext:value-type="float">
            <text:p>51,77038574</text:p>
          </table:table-cell>
          <table:table-cell office:value-type="float" office:value="0.0000000000618394988" calcext:value-type="float">
            <text:p>6,18E-011</text:p>
          </table:table-cell>
          <table:table-cell office:value-type="float" office:value="1.465992332" calcext:value-type="float">
            <text:p>1,465992332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8591" calcext:value-type="float">
            <text:p>68591</text:p>
          </table:table-cell>
          <table:table-cell office:value-type="float" office:value="52.10547256" calcext:value-type="float">
            <text:p>52,10547256</text:p>
          </table:table-cell>
          <table:table-cell office:value-type="float" office:value="0.0000000000617885465" calcext:value-type="float">
            <text:p>6,18E-011</text:p>
          </table:table-cell>
          <table:table-cell office:value-type="float" office:value="1.466946483" calcext:value-type="float">
            <text:p>1,466946483</text:p>
          </table:table-cell>
          <table:table-cell table:formula="of:=([.E15]-[.E14])/[.E14]" office:value-type="float" office:value="0.000650856746773339" calcext:value-type="float">
            <text:p>0,000650856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8695" calcext:value-type="float">
            <text:p>68695</text:p>
          </table:table-cell>
          <table:table-cell office:value-type="float" office:value="119.162796" calcext:value-type="float">
            <text:p>119,162796</text:p>
          </table:table-cell>
          <table:table-cell office:value-type="float" office:value="0.0000000006580125889" calcext:value-type="float">
            <text:p>6,58E-010</text:p>
          </table:table-cell>
          <table:table-cell office:value-type="float" office:value="1.351770878" calcext:value-type="float">
            <text:p>1,351770878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8695" calcext:value-type="float">
            <text:p>68695</text:p>
          </table:table-cell>
          <table:table-cell office:value-type="float" office:value="160.0636597" calcext:value-type="float">
            <text:p>160,0636597</text:p>
          </table:table-cell>
          <table:table-cell office:value-type="float" office:value="0.0000000006576101885" calcext:value-type="float">
            <text:p>6,58E-010</text:p>
          </table:table-cell>
          <table:table-cell office:value-type="float" office:value="1.353288293" calcext:value-type="float">
            <text:p>1,353288293</text:p>
          </table:table-cell>
          <table:table-cell table:formula="of:=([.E17]-[.E16])/[.E16]" office:value-type="float" office:value="0.00112253860820349" calcext:value-type="float">
            <text:p>0,001122538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8797" calcext:value-type="float">
            <text:p>68797</text:p>
          </table:table-cell>
          <table:table-cell office:value-type="float" office:value="187.9416809" calcext:value-type="float">
            <text:p>187,9416809</text:p>
          </table:table-cell>
          <table:table-cell office:value-type="float" office:value="0.000000005107626322" calcext:value-type="float">
            <text:p>5,11E-009</text:p>
          </table:table-cell>
          <table:table-cell office:value-type="float" office:value="1.258754015" calcext:value-type="float">
            <text:p>1,258754015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8797" calcext:value-type="float">
            <text:p>68797</text:p>
          </table:table-cell>
          <table:table-cell office:value-type="float" office:value="223.5402527" calcext:value-type="float">
            <text:p>223,5402527</text:p>
          </table:table-cell>
          <table:table-cell office:value-type="float" office:value="0.000000005106180367" calcext:value-type="float">
            <text:p>5,11E-009</text:p>
          </table:table-cell>
          <table:table-cell office:value-type="float" office:value="1.259624839" calcext:value-type="float">
            <text:p>1,259624839</text:p>
          </table:table-cell>
          <table:table-cell table:style-name="ce3" table:formula="of:=([.E19]-[.E18])/[.E18]" office:value-type="float" office:value="0.000691814277946861" calcext:value-type="float">
            <text:p>0,000691814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8814" calcext:value-type="float">
            <text:p>68814</text:p>
          </table:table-cell>
          <table:table-cell office:value-type="float" office:value="212.9358673" calcext:value-type="float">
            <text:p>212,9358673</text:p>
          </table:table-cell>
          <table:table-cell office:value-type="float" office:value="0.00000003048410235" calcext:value-type="float">
            <text:p>3,05E-008</text:p>
          </table:table-cell>
          <table:table-cell office:value-type="float" office:value="1.176467896" calcext:value-type="float">
            <text:p>1,176467896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8814" calcext:value-type="float">
            <text:p>68814</text:p>
          </table:table-cell>
          <table:table-cell office:value-type="float" office:value="227.542511" calcext:value-type="float">
            <text:p>227,542511</text:p>
          </table:table-cell>
          <table:table-cell office:value-type="float" office:value="0.00000003046204" calcext:value-type="float">
            <text:p>3,05E-008</text:p>
          </table:table-cell>
          <table:table-cell office:value-type="float" office:value="1.177361131" calcext:value-type="float">
            <text:p>1,177361131</text:p>
          </table:table-cell>
          <table:table-cell table:style-name="ce3" table:formula="of:=([.E21]-[.E20])/[.E20]" office:value-type="float" office:value="0.00075925148747105" calcext:value-type="float">
            <text:p>0,000759251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8846" calcext:value-type="float">
            <text:p>68846</text:p>
          </table:table-cell>
          <table:table-cell office:value-type="float" office:value="227.5311432" calcext:value-type="float">
            <text:p>227,5311432</text:p>
          </table:table-cell>
          <table:table-cell office:value-type="float" office:value="0.00000003336081278" calcext:value-type="float">
            <text:p>3,34E-008</text:p>
          </table:table-cell>
          <table:table-cell office:value-type="float" office:value="1.1088624" calcext:value-type="float">
            <text:p>1,1088624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932076680491035" calcext:value-type="float">
            <text:p>0,00093207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0T09:04:49.877097456</dc:date>
    <meta:document-statistic meta:table-count="1" meta:cell-count="121" meta:object-count="0"/>
    <meta:generator>LibreOffice/4.1.4.2$Linux_X86_64 LibreOffice_project/410m0$Build-2</meta:generator>
  </office:meta>
</office:document-meta>
</file>